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d28ed" officeooo:paragraph-rsid="004d28ed"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e807a" officeooo:paragraph-rsid="004e807a"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5b9a1e" officeooo:paragraph-rsid="005b9a1e"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5d82e3" officeooo:paragraph-rsid="005d82e3" style:font-style-asian="normal" style:font-weight-asian="normal" style:font-style-complex="normal" style:font-weight-complex="normal"/>
    </style:style>
    <style:style style:name="P37" style:family="paragraph" style:parent-style-name="Standard">
      <style:text-properties fo:font-style="normal" style:text-underline-style="none" fo:font-weight="bold" officeooo:rsid="00515567" officeooo:paragraph-rsid="00515567" style:font-style-asian="normal" style:font-weight-asian="bold" style:font-style-complex="normal" style:font-weight-complex="bold"/>
    </style:style>
    <style:style style:name="P38" style:family="paragraph" style:parent-style-name="Standard">
      <style:text-properties fo:font-style="normal" style:text-underline-style="none" fo:font-weight="bold" officeooo:rsid="005b9a1e" officeooo:paragraph-rsid="005b9a1e" style:font-style-asian="normal" style:font-weight-asian="bold" style:font-style-complex="normal" style:font-weight-complex="bold"/>
    </style:style>
    <style:style style:name="P39" style:family="paragraph" style:parent-style-name="Standard">
      <style:text-properties fo:font-style="normal" style:text-underline-style="solid" style:text-underline-width="auto" style:text-underline-color="font-color" fo:font-weight="normal" officeooo:rsid="00341cd7" officeooo:paragraph-rsid="00341cd7" style:font-style-asian="normal" style:font-weight-asian="normal" style:font-style-complex="normal" style:font-weight-complex="normal"/>
    </style:style>
    <style:style style:name="P40"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41"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42" style:family="paragraph" style:parent-style-name="Standard">
      <style:text-properties officeooo:paragraph-rsid="002f19d6"/>
    </style:style>
    <style:style style:name="P43"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44"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45" style:family="paragraph" style:parent-style-name="Standard" style:list-style-name="L3">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46" style:family="paragraph" style:parent-style-name="Standard" style:list-style-name="L3">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47" style:family="paragraph" style:parent-style-name="Standard" style:list-style-name="L3">
      <style:text-properties fo:font-style="normal" style:text-underline-style="none" fo:font-weight="normal" officeooo:rsid="003a9bc7" officeooo:paragraph-rsid="003a9bc7" style:font-style-asian="normal" style:font-weight-asian="normal" style:font-style-complex="normal" style:font-weight-complex="normal"/>
    </style:style>
    <style:style style:name="P48" style:family="paragraph" style:parent-style-name="Standard" style:list-style-name="L3">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49" style:family="paragraph" style:parent-style-name="Standard" style:list-style-name="L3">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50" style:family="paragraph" style:parent-style-name="Standard" style:list-style-name="L3">
      <style:text-properties fo:font-style="normal" style:text-underline-style="none" fo:font-weight="normal" officeooo:rsid="003c993b" officeooo:paragraph-rsid="003c993b" style:font-style-asian="normal" style:font-weight-asian="normal" style:font-style-complex="normal" style:font-weight-complex="normal"/>
    </style:style>
    <style:style style:name="P51" style:family="paragraph" style:parent-style-name="Standard" style:list-style-name="L3">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52" style:family="paragraph" style:parent-style-name="Standard" style:list-style-name="L3">
      <style:text-properties fo:font-style="normal" style:text-underline-style="none" fo:font-weight="normal" officeooo:rsid="004979b1" officeooo:paragraph-rsid="004979b1" style:font-style-asian="normal" style:font-weight-asian="normal" style:font-style-complex="normal" style:font-weight-complex="normal"/>
    </style:style>
    <style:style style:name="P53" style:family="paragraph" style:parent-style-name="Standard" style:list-style-name="L3">
      <style:text-properties fo:font-style="normal" style:text-underline-style="none" fo:font-weight="normal" officeooo:rsid="004ae9cc" officeooo:paragraph-rsid="004ae9cc" style:font-style-asian="normal" style:font-weight-asian="normal" style:font-style-complex="normal" style:font-weight-complex="normal"/>
    </style:style>
    <style:style style:name="P54" style:family="paragraph" style:parent-style-name="Standard" style:list-style-name="L3">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5" style:family="paragraph" style:parent-style-name="Standard" style:list-style-name="L4">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6" style:family="paragraph" style:parent-style-name="Standard" style:list-style-name="L3">
      <style:text-properties fo:font-style="normal" style:text-underline-style="none" fo:font-weight="normal" officeooo:rsid="00522c82" officeooo:paragraph-rsid="00522c82" style:font-style-asian="normal" style:font-weight-asian="normal" style:font-style-complex="normal" style:font-weight-complex="normal"/>
    </style:style>
    <style:style style:name="P57" style:family="paragraph" style:parent-style-name="Standard" style:list-style-name="L3">
      <style:text-properties fo:font-style="normal" style:text-underline-style="none" fo:font-weight="normal" officeooo:rsid="00541baf" officeooo:paragraph-rsid="00541baf" style:font-style-asian="normal" style:font-weight-asian="normal" style:font-style-complex="normal" style:font-weight-complex="normal"/>
    </style:style>
    <style:style style:name="P58" style:family="paragraph" style:parent-style-name="Standard" style:list-style-name="L3">
      <style:text-properties fo:font-style="normal" style:text-underline-style="none" fo:font-weight="normal" officeooo:rsid="00541d59" officeooo:paragraph-rsid="00541d59" style:font-style-asian="normal" style:font-weight-asian="normal" style:font-style-complex="normal" style:font-weight-complex="normal"/>
    </style:style>
    <style:style style:name="P59" style:family="paragraph" style:parent-style-name="Standard" style:list-style-name="L3">
      <style:text-properties fo:font-style="normal" style:text-underline-style="none" fo:font-weight="normal" officeooo:rsid="0059a89a" officeooo:paragraph-rsid="0059a89a" style:font-style-asian="normal" style:font-weight-asian="normal" style:font-style-complex="normal" style:font-weight-complex="normal"/>
    </style:style>
    <style:style style:name="P60" style:family="paragraph" style:parent-style-name="Standard" style:list-style-name="L3">
      <style:text-properties fo:font-style="normal" style:text-underline-style="none" fo:font-weight="normal" officeooo:rsid="00559d13" officeooo:paragraph-rsid="00559d13" style:font-style-asian="normal" style:font-weight-asian="normal" style:font-style-complex="normal" style:font-weight-complex="normal"/>
    </style:style>
    <style:style style:name="P61" style:family="paragraph" style:parent-style-name="Standard" style:list-style-name="L4">
      <style:text-properties fo:font-style="normal" style:text-underline-style="none" fo:font-weight="normal" officeooo:rsid="0051e875" officeooo:paragraph-rsid="0051e875" style:font-style-asian="normal" style:font-weight-asian="normal" style:font-style-complex="normal" style:font-weight-complex="normal"/>
    </style:style>
    <style:style style:name="P62" style:family="paragraph" style:parent-style-name="Standard" style:list-style-name="L3">
      <style:text-properties fo:font-style="normal" fo:font-weight="normal" officeooo:paragraph-rsid="0059a89a"/>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style:style style:name="T15" style:family="text">
      <style:text-properties officeooo:rsid="003c993b"/>
    </style:style>
    <style:style style:name="T16" style:family="text">
      <style:text-properties officeooo:rsid="00417c96"/>
    </style:style>
    <style:style style:name="T17" style:family="text">
      <style:text-properties officeooo:rsid="004511cd"/>
    </style:style>
    <style:style style:name="T18" style:family="text">
      <style:text-properties style:text-position="super 58%"/>
    </style:style>
    <style:style style:name="T19" style:family="text">
      <style:text-properties officeooo:rsid="005074af"/>
    </style:style>
    <style:style style:name="T20" style:family="text">
      <style:text-properties officeooo:rsid="00539680"/>
    </style:style>
    <style:style style:name="T21" style:family="text">
      <style:text-properties officeooo:rsid="00541d59"/>
    </style:style>
    <style:style style:name="T22" style:family="text">
      <style:text-properties fo:font-variant="normal" fo:text-transform="none" fo:color="#0000ff" style:font-name="arial" fo:font-size="12pt" fo:letter-spacing="normal"/>
    </style:style>
    <style:style style:name="T23" style:family="text">
      <style:text-properties style:text-underline-style="none" officeooo:rsid="0059a89a" style:font-style-asian="normal" style:font-weight-asian="normal" style:font-style-complex="normal" style:font-weight-complex="normal"/>
    </style:style>
    <style:style style:name="T24" style:family="text">
      <style:text-properties officeooo:rsid="005f00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41">Senior Thesis Proposal</text:p>
      <text:p text:style-name="P1"/>
      <text:p text:style-name="P40">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2462570020" text:style-name="L1">
        <text:list-item>
          <text:p text:style-name="P43">I will mention the trends in MML politics and a summa<text:span text:style-name="T2">ry</text:span> of the major sentiments regarding their effects as <text:span text:style-name="T2">they </text:span>relate to labor market outcomes.</text:p>
        </text:list-item>
        <text:list-item>
          <text:p text:style-name="P43">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dependent variable (labor force participation rates) and the independent variable (The enactment of Medical Marijuana Laws or MMLs).</text:span></text:p>
      <text:p text:style-name="P10"/>
      <text:list xml:id="list2398591151" text:style-name="L2">
        <text:list-item>
          <text:p text:style-name="P44">Despite a record low American unemployment rate in recent years, and a surplus of available jobs, the labor force participation rate in the country has significantly diminished, especially when considering prime-working-age males.</text:p>
        </text:list-item>
        <text:list-item>
          <text:p text:style-name="P44">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 (*Here there should be a study about the diminishing of disorders such as depression and the resulting effect of desire to join the labor force and work*).</text:span></text:p>
      <text:p text:style-name="P11"/>
      <text:p text:style-name="P16"><text:soft-page-break/>Here I will also submit hypotheses on what I believe my data will show regarding the different facets of the relationship that I am investigating.</text:p>
      <text:p text:style-name="P16"/>
      <text:p text:style-name="P30">Notes on Labor force participation rate:</text:p>
      <text:p text:style-name="P30"/>
      <text:p text:style-name="P30"><text:a xlink:type="simple" xlink:href="https://www.investopedia.com/terms/p/participationrate.asp" text:style-name="Internet_20_link" text:visited-style-name="Visited_20_Internet_20_Link">https://www.investopedia.com/terms/p/participationrate.asp</text:a></text:p>
      <text:p text:style-name="P30">What Is the Labor Force Participation Rate?</text:p>
      <text:p text:style-name="P30">The labor force participation rate is a measure of an economy's active workforce. The formula for the number is the sum of all workers who are employed or actively seeking employment divided by the total noninstitutionalized, civilian working-age population.</text:p>
      <text:p text:style-name="P30"/>
      <text:p text:style-name="P30"/>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19"/>
      <text:p text:style-name="P39">Data Continuation:</text:p>
      <text:p text:style-name="P39"><text:soft-page-break/></text:p>
      <text:p text:style-name="P26">Step 1:</text:p>
      <text:p text:style-name="P26">NSDUH (marijuana usage) &amp; Marijuana Policy Project (Marijuana Law dates) data regressions</text:p>
      <text:p text:style-name="P26"/>
      <text:list xml:id="list3710304788" text:style-name="L3">
        <text:list-item>
          <text:p text:style-name="P45">Mismt = β0 + β1MMLsmt + X’stβ2 + Z’imtβ3 + vs + κm + ωt + vs*t + εimst (1a)</text:p>
          <text:list>
            <text:list-item>
              <text:p text:style-name="P46">(Sabia, Nguyen, 2017; modeled from Wen et al. 2015)</text:p>
            </text:list-item>
          </text:list>
        </text:list-item>
      </text:list>
      <text:p text:style-name="P27"/>
      <text:list xml:id="list224060290389339" text:continue-numbering="true" text:style-name="L3">
        <text:list-item>
          <text:p text:style-name="P47">STATA14 <text:span text:style-name="T15">NSDUH (DEPRECATED)</text:span></text:p>
          <text:list>
            <text:list-item>
              <text:p text:style-name="P47">use year mrjmon MJDAY30A CATAG2 CATAG3 CATAG6 CATAG7 catage AGE2 sexage irsex sexrace EDUCCAT2 IREDUC2 IREDUHIGHST2 NEWRACE2 eduhighcat irmjfy irmjfm ANALWC16 using "/home/cal/Documents/Thesis 2020 Notes/data downloads/NSDUH-2002-2017-DS0001-bndl-data-stata/NSDUH_2002_2017.dta"</text:p>
            </text:list-item>
            <text:list-item>
              <text:p text:style-name="P48">TODO:</text:p>
              <text:list>
                <text:list-item>
                  <text:p text:style-name="P48">Update 2002-2018 with extra variables as denoted in Online Appendix table 1 of Sabia et al.</text:p>
                </text:list-item>
              </text:list>
            </text:list-item>
          </text:list>
        </text:list-item>
      </text:list>
      <text:p text:style-name="P28"/>
      <text:list xml:id="list224058755278985" text:continue-numbering="true" text:style-name="L3">
        <text:list-item>
          <text:p text:style-name="P49">NSDUH (NEW PLAN)</text:p>
          <text:list>
            <text:list-item>
              <text:p text:style-name="P49">Use the PDAS with variable MEDMJPA2 (dummy variable that denotes whether the state that the individual is in has passed an MML at time of the interview) to make up for the fact that I cannot access RDAS individual-level data. This means I also cannot do the above regression equation in its current form. I will have to cut out both month specific data <text:span text:style-name="T17">(replacing it instead with available quarter data; QUARTER variable)</text:span>, as well as state specific data, and naively treat all individuals as simply US citizens, and not particular citizens of their respective states. This will allow me to compare, on a more superficial level, my results on marijuana usage relative to MML enactment with those of Sabia and Nguyen.</text:p>
            </text:list-item>
          </text:list>
        </text:list-item>
      </text:list>
      <text:p text:style-name="P29"/>
      <text:list xml:id="list224059587193728" text:continue-numbering="true" text:style-name="L3">
        <text:list-item>
          <text:p text:style-name="P50">STATA14 MML information</text:p>
          <text:list>
            <text:list-item>
              <text:p text:style-name="P50">Copying over the effected of dates of (Sabia and Nguyen), and then adding to them from Marijuana Policy Project.</text:p>
              <text:list>
                <text:list-item>
                  <text:p text:style-name="P50">*Notes: Dates of effective MMLs are updated using Table 1 and Appendix Table 2A of Anderson et al. (2013) and Table 1 on p. 69 of Wen et al. (2015) using Elliott (2009, 2011); Marijuana Project Policy (2015b; 2016); Ritter (2010); Saker (2009); Schwartz (2011) and Stucke (2009).</text:p>
                </text:list-item>
              </text:list>
            </text:list-item>
            <text:list-item>
              <text:p text:style-name="P51">Sources used for updating newer dates into the effective dates list.</text:p>
              <text:list>
                <text:list-item>
                  <text:p text:style-name="P51"><text:a xlink:type="simple" xlink:href="https://www.mpp.org/issues/medical-marijuana/state-by-state-medical-marijuana-laws/medical-marijuana-program-implementation-timeline/" text:style-name="Internet_20_link" text:visited-style-name="Visited_20_Internet_20_Link">https://www.mpp.org/issues/medical-marijuana/state-by-state-medical-marijuana-laws/medical-marijuana-program-implementation-timeline/</text:a></text:p>
                </text:list-item>
                <text:list-item>
                  <text:p text:style-name="P51"><text:a xlink:type="simple" xlink:href="https://en.wikipedia.org/wiki/Timeline_of_cannabis_laws_in_the_United_States" text:style-name="Internet_20_link" text:visited-style-name="Visited_20_Internet_20_Link">https://en.wikipedia.org/wiki/Timeline_of_cannabis_laws_in_the_United_States</text:a></text:p>
                </text:list-item>
              </text:list>
            </text:list-item>
          </text:list>
        </text:list-item>
      </text:list>
      <text:p text:style-name="P31"/>
      <text:list xml:id="list224059673282716" text:continue-numbering="true" text:style-name="L3">
        <text:list-item>
          <text:p text:style-name="P52">Labor Force Participation Rate information and sources</text:p>
          <text:list>
            <text:list-item>
              <text:p text:style-name="P52">Monthly national data for LFPR from 1948-2020 was retrieved from:</text:p>
              <text:list>
                <text:list-item>
                  <text:p text:style-name="P52"><text:a xlink:type="simple" xlink:href="https://data.bls.gov/timeseries/LNS11300000" text:style-name="Internet_20_link" text:visited-style-name="Visited_20_Internet_20_Link">https://data.bls.gov/timeseries/LNS11300000</text:a></text:p>
                </text:list-item>
              </text:list>
            </text:list-item>
            <text:list-item>
              <text:p text:style-name="P52">Monthly state data for LFPR from 1976-2019 was retrieved from:</text:p>
              <text:list>
                <text:list-item>
                  <text:p text:style-name="P52"><text:a xlink:type="simple" xlink:href="https://fred.stlouisfed.org/release?rid=446" text:style-name="Internet_20_link" text:visited-style-name="Visited_20_Internet_20_Link">https://fred.stlouisfed.org/release?rid=446</text:a></text:p>
                </text:list-item>
                <text:list-item>
                  <text:p text:style-name="P53">The above data is structured in a wide format, meaning that every row corresponds to a month, and there are 51 columns (one for each state + DC) per row. I need this data in a long format, meaning that There will be 51 rows for each month (each row per month corresponding to the cross-section of that month and a specific state’s LFPR), and only 3 <text:soft-page-break/>columns (Month, State, and LFPR). There will be more than 3 columns after I add to them the controls and MML dummy variable.</text:p>
                </text:list-item>
                <text:list-item>
                  <text:p text:style-name="P54">There is raw LFPR data, as well as seasonally adjusted data</text:p>
                  <text:p text:style-name="P54"/>
                </text:list-item>
              </text:list>
            </text:list-item>
          </text:list>
        </text:list-item>
        <text:list-item>
          <text:p text:style-name="P56">Control Data</text:p>
          <text:list>
            <text:list-item>
              <text:p text:style-name="P56">Minimum wages</text:p>
              <text:list>
                <text:list-item>
                  <text:p text:style-name="P56">Federal minimum wage data <text:span text:style-name="T20">(Federal Minimum Hourly Wage for Nonfarm Workers for the United States)</text:span> was retrieved from:</text:p>
                  <text:list>
                    <text:list-item>
                      <text:p text:style-name="P56"><text:a xlink:type="simple" xlink:href="https://fred.stlouisfed.org/series/FEDMINNFRWG" text:style-name="Internet_20_link" text:visited-style-name="Visited_20_Internet_20_Link">https://fred.stlouisfed.org/series/FEDMINNFRWG</text:a></text:p>
                    </text:list-item>
                  </text:list>
                </text:list-item>
                <text:list-item>
                  <text:p text:style-name="P57">State Minimum Wage rates were retrieved from:</text:p>
                </text:list-item>
                <text:list-item>
                  <text:p text:style-name="P57"><text:a xlink:type="simple" xlink:href="https://fred.stlouisfed.org/tags/series?et=&amp;ob=t&amp;od=&amp;pageID=9&amp;t=minimum+wage&amp;tg=&amp;tt" text:style-name="Internet_20_link" text:visited-style-name="Visited_20_Internet_20_Link">https://fred.stlouisfed.org/tags/series?et=&amp;ob=t&amp;od=&amp;pageID=9&amp;t=minimum+wage&amp;tg=&amp;tt</text:a><text:a xlink:type="simple" xlink:href="https://fred.stlouisfed.org/tags/series?et=&amp;ob=t&amp;od=&amp;pageID=9&amp;t=minimum+wage&amp;tg=&amp;tt=" text:style-name="Internet_20_link" text:visited-style-name="Visited_20_Internet_20_Link">=</text:a></text:p>
                  <text:list>
                    <text:list-item>
                      <text:p text:style-name="P58">This page does not include the rate for Alaska, which is on the previous page (pg 8)</text:p>
                    </text:list-item>
                  </text:list>
                </text:list-item>
                <text:list-item>
                  <text:p text:style-name="P57">Most of this data was annual with one monthly exception (Georgia)</text:p>
                  <text:list>
                    <text:list-item>
                      <text:p text:style-name="P58">However the monthly data is unnecessary in this case because all wage changes took place on the start of a new year (meaning that it is just repeating data). So we will just use annual values.</text:p>
                    </text:list-item>
                  </text:list>
                </text:list-item>
                <text:list-item>
                  <text:p text:style-name="P57">Dates of available data vary</text:p>
                </text:list-item>
                <text:list-item>
                  <text:p text:style-name="P57">Five states do not have <text:span text:style-name="T21">state minimum wage laws</text:span></text:p>
                  <text:list>
                    <text:list-item>
                      <text:p text:style-name="P58">Alabama, Louisiana, Mississippi, South Carolina, Tennessee</text:p>
                    </text:list-item>
                    <text:list-item>
                      <text:p text:style-name="P58">These states are simply subject to federal minimum wage laws.</text:p>
                    </text:list-item>
                  </text:list>
                </text:list-item>
                <text:list-item>
                  <text:p text:style-name="P59">The data is all in nominal amounts and not real amounts. Because this is panel data (time series), this should not pose a substantial issue (see email from advisor). However, there are issues arrising from differing rates in “purchasing power” between states:</text:p>
                  <text:list>
                    <text:list-item>
                      <text:p text:style-name="P62"><text:span text:style-name="T23">“</text:span><text:span text:style-name="T22">Correct, this is not a problem because you will include time dummies, which account for any time-varying factors that are common across states including inflation.  Although I do not think you would need to address this, it's worth noting that there could be time-varying differences across U.S. states in purchasing power, for example if a state with a faster increase in the minimum wage implies faster growth in the cost of services that rely on minimum-wage employees.</text:span><text:span text:style-name="T23">” - from aforementioned email</text:span></text:p>
                      <text:p text:style-name="P58"/>
                    </text:list-item>
                  </text:list>
                </text:list-item>
              </text:list>
            </text:list-item>
            <text:list-item>
              <text:p text:style-name="P60">Marijuana Decriminalization Laws</text:p>
              <text:list>
                <text:list-item>
                  <text:p text:style-name="P60">This will be important in updating what is already in the CHEPS paper:</text:p>
                  <text:list>
                    <text:list-item>
                      <text:p text:style-name="P60">Marijuana Policy Project. 2015a. “State Laws With Alternatives to Incarceration for Marijuana Possession.” Available at: https://www.mpp.org/issues/decriminalization/state-laws-withalternatives-to-incarceration-for-marijuana-possession/</text:p>
                    </text:list-item>
                  </text:list>
                </text:list-item>
              </text:list>
            </text:list-item>
          </text:list>
        </text:list-item>
      </text:list>
      <text:p text:style-name="P34"/>
      <text:p text:style-name="P37">*** TODOS:</text:p>
      <text:list xml:id="list1554560363" text:style-name="L4">
        <text:list-item>
          <text:p text:style-name="P55">Follow up on the NSDUH research for a connection between MML enactment and usage. Read above (in the NSDUH section) for an idea on how the issues can be salvaged to still get information from it.</text:p>
        </text:list-item>
      </text:list>
      <text:p text:style-name="P28"/>
      <text:p text:style-name="P26"/>
      <text:p text:style-name="P4"/>
      <text:p text:style-name="P4"><text:span text:style-name="T1">Methodology</text:span> <text:span text:style-name="T1">(“Main Modeling Idea”):</text:span></text:p>
      <text:p text:style-name="P6"/>
      <text:p text:style-name="P20"><text:soft-page-break/>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24"/>
      <text:p text:style-name="P32">ADDED INFORMATION:</text:p>
      <text:p text:style-name="P33">In prior research, the effective dates for enactment of MML legislation are recorded only with month precision, meaning that no particular day is specified. I have decided to mimic this format. As a consequence, it then needs to be decided where in the month the cutoff will exist for the MML dummy variable. Because the LFPR data is recorded from the 1<text:span text:style-name="T18">st</text:span> of the month, the most natural answer to this problem is that any LFPR record that is dated prior or equal to the month of the MML effective date (month) will result in an MML dummy value of 0, and any LFPR record that is dated after the month of the MML effective date will result in an MML dummy value of 1. To accomplish this variable generation, I will specify each of the MML effective dates as the first of the month that is specified. <text:span text:style-name="T19">In this way, the chance that there is a small error in generating the correct dummy variable can only occur in the case where the law was enacted on the first day of the month, and in this case, generation of the dummy variable would still be ambiguous, because further discretion of time of day would be necessary in order to definitively determine if the law was active at the time of the LFPR recording.</text:span></text:p>
      <text:p text:style-name="P33"/>
      <text:p text:style-name="P36">This website will be great for running tests to justify my choice of regression:</text:p>
      <text:p text:style-name="P36"><text:a xlink:type="simple" xlink:href="http://econometricstutorial.com/2015/03/panel-data-on-stata-fe-re/" text:style-name="Internet_20_link" text:visited-style-name="Visited_20_Internet_20_Link">http://econometricstutorial.com/2015/03/panel-data-on-stata-fe-re/</text:a></text:p>
      <text:p text:style-name="P33"/>
      <text:p text:style-name="P35">Regression ran: </text:p>
      <text:p text:style-name="P38">reghdfe LFPR MML_DUMMY ACT_MIN_WAGE, absorb(i.STATE i.DATE i.STATE#c.DATE)</text:p>
      <text:p text:style-name="P33"/>
      <text:p text:style-name="P37">*** TODOS:</text:p>
      <text:list xml:id="list224058756447909" text:continue-numbering="true" text:style-name="L4">
        <text:list-item>
          <text:p text:style-name="P55">Attempt the regression on the seasonally adjusted LFPRs as well!</text:p>
        </text:list-item>
        <text:list-item>
          <text:p text:style-name="P61">Dynamic model which allows time for the effects of MML to unfold</text:p>
        </text:list-item>
      </text:list>
      <text:p text:style-name="P6"/>
      <text:p text:style-name="P6">Results and Analysis:</text:p>
      <text:p text:style-name="P6"><text:soft-page-break/></text:p>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42"><text:soft-page-break/>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text:span text:style-name="T24">9</text:span>).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text:p>
      <text:p text:style-name="P15"/>
      <text:p text:style-name="P15">Marijuana Policy Project. 201<text:span text:style-name="T16">9</text:span>. “Medical Marijuana Program Implementation Timelines.” Available at: https://www.mpp.org/issues/medical-marijuana/state-by-state-medical-marijuanalaws/medical-marijuana-program-implementation-timeline/</text:p>
      <text:p text:style-name="P13"/>
      <text:p text:style-name="P14">Nicholas, L. H., &amp; Maclean, J. C. (2019). The effect of medical marijuana laws on the health and labor supply of older adults: Evidence from the Health and Retirement Study. Journal of Policy Analysis and Management, 38(2), 455-480.</text:p>
      <text:p text:style-name="P13"/>
      <text:p text:style-name="P13">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text:soft-page-break/>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20-03-11T22:40:58.310295086</dc:date>
    <meta:editing-duration>P6DT14H40M48S</meta:editing-duration>
    <meta:editing-cycles>31</meta:editing-cycles>
    <meta:generator>LibreOffice/6.0.7.3$Linux_X86_64 LibreOffice_project/00m0$Build-3</meta:generator>
    <meta:document-statistic meta:table-count="0" meta:image-count="0" meta:object-count="0" meta:page-count="8" meta:paragraph-count="123" meta:word-count="2743" meta:character-count="17925" meta:non-whitespace-character-count="15348"/>
  </office:meta>
</office:document-meta>
</file>